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.909cm" fo:min-width="3.183cm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909cm" fo:min-width="3.183cm"/>
    </style:style>
    <style:style style:name="gr3" style:family="graphic" style:parent-style-name="standard">
      <style:graphic-properties draw:fill-color="#ffdbb6" draw:textarea-horizontal-align="justify" draw:textarea-vertical-align="middle" draw:auto-grow-height="false" fo:min-height="1.909cm" fo:min-width="3.183cm"/>
    </style:style>
    <style:style style:name="gr4" style:family="graphic" style:parent-style-name="standard">
      <style:graphic-properties draw:fill-color="#e0c2cd" draw:textarea-horizontal-align="justify" draw:textarea-vertical-align="middle" draw:auto-grow-height="false" fo:min-height="1.274cm" fo:min-width="3.31cm"/>
    </style:style>
    <style:style style:name="gr5" style:family="graphic" style:parent-style-name="standard">
      <style:graphic-properties draw:fill-color="#dedce6" draw:textarea-horizontal-align="justify" draw:textarea-vertical-align="middle" draw:auto-grow-height="false" fo:min-height="1.274cm" fo:min-width="3.31cm"/>
    </style:style>
    <style:style style:name="gr6" style:family="graphic" style:parent-style-name="standard">
      <style:graphic-properties draw:fill-color="#dddddd" draw:opacity="20%" draw:opacity-name="" draw:textarea-horizontal-align="justify" draw:textarea-vertical-align="bottom" draw:auto-grow-height="false" fo:min-height="6.989cm" fo:min-width="4.326cm"/>
    </style:style>
    <style:style style:name="gr7" style:family="graphic" style:parent-style-name="standard">
      <style:graphic-properties draw:fill-color="#f7d1d5" draw:textarea-horizontal-align="justify" draw:textarea-vertical-align="middle" draw:auto-grow-height="false" fo:min-height="1.274cm" fo:min-width="3.31cm"/>
    </style:style>
    <style:style style:name="gr8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2762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ea75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3465a4" draw:fill-color="#ffffff" draw:opacity="0%" draw:opacity-name="" draw:textarea-horizontal-align="justify" draw:textarea-vertical-align="middle" draw:auto-grow-height="false" fo:min-height="0.639cm" fo:min-width="2.548cm"/>
    </style:style>
    <style:style style:name="gr12" style:family="graphic" style:parent-style-name="standard">
      <style:graphic-properties svg:stroke-color="#3465a4" draw:fill-color="#b4c7dc" draw:textarea-horizontal-align="justify" draw:textarea-vertical-align="middle" draw:auto-grow-height="false" fo:min-height="1.782cm" fo:min-width="5.342cm"/>
    </style:style>
    <style:style style:name="gr13" style:family="graphic" style:parent-style-name="standard">
      <style:graphic-properties svg:stroke-color="#3465a4" draw:fill-color="#ffdbb6" draw:textarea-horizontal-align="justify" draw:textarea-vertical-align="middle" draw:auto-grow-height="false" fo:min-height="1.655cm" fo:min-width="4.199cm"/>
    </style:style>
    <style:style style:name="gr14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5.215cm"/>
    </style:style>
    <style:style style:name="gr15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5.469cm"/>
    </style:style>
    <style:style style:name="gr16" style:family="graphic" style:parent-style-name="standard">
      <style:graphic-properties svg:stroke-color="#3465a4" draw:fill-color="#b4c7dc" draw:textarea-horizontal-align="justify" draw:textarea-vertical-align="middle" draw:auto-grow-height="false" fo:min-height="1.909cm" fo:min-width="5.088cm"/>
    </style:style>
    <style:style style:name="gr17" style:family="graphic" style:parent-style-name="standard">
      <style:graphic-properties svg:stroke-color="#3465a4" draw:fill-color="#dedce6" draw:textarea-horizontal-align="justify" draw:textarea-vertical-align="middle" draw:auto-grow-height="false" fo:min-height="1.782cm" fo:min-width="4.58cm"/>
    </style:style>
    <style:style style:name="gr18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3465a4" draw:fill-color="#dedce6" draw:textarea-horizontal-align="justify" draw:textarea-vertical-align="middle" draw:auto-grow-height="false" fo:min-height="1.782cm" fo:min-width="5.469cm"/>
    </style:style>
    <style:style style:name="gr20" style:family="graphic" style:parent-style-name="standard">
      <style:graphic-properties svg:stroke-color="#3465a4" draw:fill-color="#ffd8ce" draw:textarea-horizontal-align="justify" draw:textarea-vertical-align="middle" draw:auto-grow-height="false" fo:min-height="1.909cm" fo:min-width="5.469cm"/>
    </style:style>
    <style:style style:name="gr21" style:family="graphic" style:parent-style-name="standard">
      <style:graphic-properties svg:stroke-color="#3465a4" draw:fill-color="#e0c2cd" draw:textarea-horizontal-align="justify" draw:textarea-vertical-align="middle" draw:auto-grow-height="false" fo:min-height="1.147cm" fo:min-width="15.883cm"/>
    </style:style>
    <style:style style:name="gr22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color="#3465a4" draw:fill-color="#ffdbb6" draw:textarea-horizontal-align="justify" draw:textarea-vertical-align="middle" draw:auto-grow-height="false" fo:min-height="1.528cm" fo:min-width="5.85cm"/>
    </style:style>
    <style:style style:name="gr24" style:family="graphic" style:parent-style-name="standard">
      <style:graphic-properties svg:stroke-color="#3465a4" draw:fill-color="#fff5ce" draw:textarea-horizontal-align="justify" draw:textarea-vertical-align="middle" draw:auto-grow-height="false" fo:min-height="1.528cm" fo:min-width="5.469cm"/>
    </style:style>
    <style:style style:name="gr25" style:family="graphic" style:parent-style-name="standard">
      <style:graphic-properties svg:stroke-color="#3465a4" draw:fill-color="#b4c7dc" draw:textarea-horizontal-align="justify" draw:textarea-vertical-align="middle" draw:auto-grow-height="false" fo:min-height="1.528cm" fo:min-width="4.453cm"/>
    </style:style>
    <style:style style:name="gr26" style:family="graphic" style:parent-style-name="standard">
      <style:graphic-properties svg:stroke-color="#3465a4" draw:fill-color="#dde8cb" draw:textarea-horizontal-align="justify" draw:textarea-vertical-align="middle" draw:auto-grow-height="false" fo:min-height="1.401cm" fo:min-width="5.396cm"/>
    </style:style>
    <style:style style:name="gr27" style:family="graphic" style:parent-style-name="standard">
      <style:graphic-properties svg:stroke-color="#3465a4" draw:fill-color="#dedce6" draw:textarea-horizontal-align="justify" draw:textarea-vertical-align="middle" draw:auto-grow-height="false" fo:min-height="0.915cm" fo:min-width="5.343cm"/>
    </style:style>
    <style:style style:name="gr28" style:family="graphic" style:parent-style-name="standard">
      <style:graphic-properties svg:stroke-color="#3465a4" draw:fill-color="#dddddd" draw:textarea-horizontal-align="justify" draw:textarea-vertical-align="middle" draw:auto-grow-height="false" fo:min-height="1.655cm" fo:min-width="4.326cm"/>
    </style:style>
    <style:style style:name="gr29" style:family="graphic" style:parent-style-name="standard">
      <style:graphic-properties svg:stroke-color="#3465a4" draw:fill-color="#b2b2b2" draw:textarea-horizontal-align="justify" draw:textarea-vertical-align="middle" draw:auto-grow-height="false" fo:min-height="1.655cm" fo:min-width="4.326cm"/>
    </style:style>
    <style:style style:name="gr30" style:family="graphic" style:parent-style-name="standard">
      <style:graphic-properties svg:stroke-color="#3465a4" draw:fill-color="#dee6ef" draw:textarea-horizontal-align="justify" draw:textarea-vertical-align="middle" draw:auto-grow-height="false" fo:min-height="1.171cm" fo:min-width="6.231cm"/>
    </style:style>
    <style:style style:name="gr31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4.961cm"/>
    </style:style>
    <style:style style:name="gr32" style:family="graphic" style:parent-style-name="standard">
      <style:graphic-properties svg:stroke-color="#3465a4" draw:fill-color="#dde8cb" draw:textarea-horizontal-align="justify" draw:textarea-vertical-align="middle" draw:auto-grow-height="false" fo:min-height="1.909cm" fo:min-width="4.453cm"/>
    </style:style>
    <style:style style:name="gr33" style:family="graphic" style:parent-style-name="standard">
      <style:graphic-properties svg:stroke-color="#3465a4" draw:fill-color="#dee7e5" draw:textarea-horizontal-align="justify" draw:textarea-vertical-align="middle" draw:auto-grow-height="false" fo:min-height="1.909cm" fo:min-width="4.707cm"/>
    </style:style>
    <style:style style:name="gr34" style:family="graphic" style:parent-style-name="standard">
      <style:graphic-properties svg:stroke-color="#3465a4" draw:fill-color="#e0c2cd" draw:textarea-horizontal-align="justify" draw:textarea-vertical-align="middle" draw:auto-grow-height="false" fo:min-height="1.655cm" fo:min-width="4.453cm"/>
    </style:style>
    <style:style style:name="gr35" style:family="graphic" style:parent-style-name="standard">
      <style:graphic-properties svg:stroke-color="#3465a4" draw:fill-color="#dedce6" draw:textarea-horizontal-align="justify" draw:textarea-vertical-align="middle" draw:auto-grow-height="false" fo:min-height="0.915cm" fo:min-width="9.465cm"/>
    </style:style>
    <style:style style:name="gr36" style:family="graphic" style:parent-style-name="standard">
      <style:graphic-properties svg:stroke-color="#3465a4" draw:fill-color="#dedce6" draw:textarea-horizontal-align="justify" draw:textarea-vertical-align="middle" draw:auto-grow-height="false" fo:min-height="1.274cm" fo:min-width="5.228cm"/>
    </style:style>
    <style:style style:name="gr37" style:family="graphic" style:parent-style-name="standard">
      <style:graphic-properties svg:stroke-color="#3465a4" draw:fill-color="#e0c2cd" draw:textarea-horizontal-align="justify" draw:textarea-vertical-align="middle" draw:auto-grow-height="false" fo:min-height="2.036cm" fo:min-width="5.469cm"/>
    </style:style>
    <style:style style:name="gr38" style:family="graphic" style:parent-style-name="standard">
      <style:graphic-properties svg:stroke-color="#3465a4" draw:fill-color="#dee6ef" draw:textarea-horizontal-align="justify" draw:textarea-vertical-align="middle" draw:auto-grow-height="false" fo:min-height="2.036cm" fo:min-width="5.469cm"/>
    </style:style>
    <style:style style:name="gr39" style:family="graphic" style:parent-style-name="standard">
      <style:graphic-properties svg:stroke-color="#3465a4" draw:fill-color="#fff5ce" draw:textarea-horizontal-align="justify" draw:textarea-vertical-align="middle" draw:auto-grow-height="false" fo:min-height="2.036cm" fo:min-width="5.469cm"/>
    </style:style>
    <style:style style:name="gr40" style:family="graphic" style:parent-style-name="standard">
      <style:graphic-properties svg:stroke-color="#3465a4" draw:fill-color="#dedce6" draw:textarea-horizontal-align="justify" draw:textarea-vertical-align="middle" draw:auto-grow-height="false" fo:min-height="2.036cm" fo:min-width="5.469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ffdbb6"/>
      <style:paragraph-properties fo:text-align="center"/>
    </style:style>
    <style:style style:name="P5" style:family="paragraph">
      <loext:graphic-properties draw:fill-color="#e0c2cd"/>
      <style:paragraph-properties fo:text-align="center"/>
    </style:style>
    <style:style style:name="P6" style:family="paragraph">
      <loext:graphic-properties draw:fill-color="#dedce6"/>
      <style:paragraph-properties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-color="#dddddd" draw:opacity="20%"/>
      <style:paragraph-properties fo:margin-top="0cm" fo:margin-bottom="0cm" fo:text-align="center"/>
    </style:style>
    <style:style style:name="P9" style:family="paragraph">
      <loext:graphic-properties draw:fill-color="#f7d1d5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-color="#ffffff" draw:opacity="0%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-color="#dde8cb"/>
      <style:paragraph-properties fo:text-align="center"/>
    </style:style>
    <style:style style:name="P14" style:family="paragraph">
      <loext:graphic-properties draw:fill-color="#ffd8ce"/>
      <style:paragraph-properties fo:text-align="center"/>
    </style:style>
    <style:style style:name="P15" style:family="paragraph">
      <loext:graphic-properties draw:fill-color="#fff5ce"/>
      <style:paragraph-properties fo:text-align="center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-color="#dee6ef"/>
      <style:paragraph-properties fo:text-align="center"/>
    </style:style>
    <style:style style:name="P19" style:family="paragraph">
      <loext:graphic-properties draw:fill-color="#dee7e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83cm" svg:height="2.159cm" svg:x="2.524cm" svg:y="3.413cm">
          <text:p text:style-name="P1">REST-UI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683cm" svg:height="2.159cm" svg:x="2.524cm" svg:y="6.588cm">
          <text:p text:style-name="P1">XML-UI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683cm" svg:height="2.159cm" svg:x="14.081cm" svg:y="4.556cm">
          <text:p text:style-name="P1">GWS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81cm" svg:height="1.524cm" svg:x="8.493cm" svg:y="3.032cm">
          <text:p text:style-name="P1">Service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81cm" svg:height="1.524cm" svg:x="8.493cm" svg:y="4.937cm">
          <text:p text:style-name="P1">DAO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826cm" svg:height="7.239cm" svg:x="7.985cm" svg:y="2.524cm">
          <text:p text:style-name="P7">core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3.81cm" svg:height="1.524cm" svg:x="8.493cm" svg:y="6.842cm">
          <text:p text:style-name="P1">Misc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6.207cm" svg:y1="4.492cm" svg:x2="8.493cm" svg:y2="3.794cm" draw:start-shape="id1" draw:start-glue-point="1" draw:end-shape="id2" draw:end-glue-point="3" svg:d="M6207 4492c1714 0 572-698 2286-698" svg:viewBox="0 0 2287 699">
          <text:p/>
        </draw:connector>
        <draw:connector draw:style-name="gr8" draw:text-style-name="P10" draw:layer="layout" draw:type="curve" svg:x1="6.207cm" svg:y1="4.492cm" svg:x2="8.493cm" svg:y2="7.604cm" draw:start-shape="id1" draw:start-glue-point="1" draw:end-shape="id3" draw:end-glue-point="3" svg:d="M6207 4492c1714 0 572 3112 2286 3112" svg:viewBox="0 0 2287 3113">
          <text:p/>
        </draw:connector>
        <draw:connector draw:style-name="gr9" draw:text-style-name="P10" draw:layer="layout" draw:type="curve" svg:x1="6.207cm" svg:y1="7.667cm" svg:x2="8.493cm" svg:y2="3.794cm" draw:start-shape="id4" draw:start-glue-point="1" draw:end-shape="id2" draw:end-glue-point="3" svg:d="M6207 7667c1714 0 572-3873 2286-3873" svg:viewBox="0 0 2287 3874">
          <text:p/>
        </draw:connector>
        <draw:connector draw:style-name="gr9" draw:text-style-name="P10" draw:layer="layout" draw:type="curve" svg:x1="6.207cm" svg:y1="7.667cm" svg:x2="8.493cm" svg:y2="7.604cm" draw:start-shape="id4" draw:start-glue-point="1" draw:end-shape="id3" draw:end-glue-point="3" svg:d="M6207 7667c1714 0 572-63 2286-63" svg:viewBox="0 0 2287 64">
          <text:p/>
        </draw:connector>
        <draw:connector draw:style-name="gr10" draw:text-style-name="P10" draw:layer="layout" draw:type="curve" svg:x1="14.081cm" svg:y1="5.635cm" svg:x2="12.303cm" svg:y2="3.794cm" draw:start-shape="id5" draw:start-glue-point="3" draw:end-shape="id2" draw:end-glue-point="1" svg:d="M14081 5635c-1333 0-445-1841-1778-1841" svg:viewBox="0 0 1779 1842">
          <text:p/>
        </draw:connector>
        <draw:custom-shape draw:style-name="gr11" draw:text-style-name="P12" draw:layer="layout" svg:width="3.048cm" svg:height="0.889cm" svg:x="2.805cm" svg:y="2.57cm">
          <text:p text:style-name="P11">Port 8010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048cm" svg:height="0.889cm" svg:x="2.878cm" svg:y="5.826cm">
          <text:p text:style-name="P11">Port 8011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048cm" svg:height="0.889cm" svg:x="14.335cm" svg:y="3.794cm">
          <text:p text:style-name="P11">Port 8850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2" draw:text-style-name="P2" xml:id="id8" draw:id="id8" draw:layer="layout" svg:width="5.842cm" svg:height="2.032cm" svg:x="8.239cm" svg:y="7.604cm">
          <text:p text:style-name="P1">Gateway</text:p>
          <text:p text:style-name="P1">Communicator</text:p>
          <draw:enhanced-geometry svg:viewBox="0 0 21600 21600" draw:type="rectangle" draw:enhanced-path="M 0 0 L 21600 0 21600 21600 0 21600 0 0 Z N"/>
        </draw:custom-shape>
        <draw:custom-shape draw:style-name="gr13" draw:text-style-name="P4" xml:id="id6" draw:id="id6" draw:layer="layout" svg:width="4.699cm" svg:height="1.905cm" svg:x="15.478cm" svg:y="5.318cm">
          <text:p text:style-name="P1">WebSocket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4" draw:text-style-name="P13" xml:id="id9" draw:id="id9" draw:layer="layout" svg:width="5.715cm" svg:height="2.159cm" svg:x="10.271cm" svg:y="2.651cm">
          <text:p text:style-name="P1">GatewayPeer</text:p>
          <text:p text:style-name="P1">VerifierFactory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0" draw:id="id10" draw:layer="layout" svg:width="5.969cm" svg:height="2.159cm" svg:x="4.048cm" svg:y="2.651cm">
          <text:p text:style-name="P1">GatewayLimiter</text:p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" draw:id="id12" draw:layer="layout" svg:width="5.588cm" svg:height="2.159cm" svg:x="1.635cm" svg:y="6.08cm">
          <text:p text:style-name="P1">GWResponse</text:p>
          <text:p text:style-name="P1">ExpectedQueue</text:p>
          <draw:enhanced-geometry svg:viewBox="0 0 21600 21600" draw:type="rectangle" draw:enhanced-path="M 0 0 L 21600 0 21600 21600 0 21600 0 0 Z N"/>
        </draw:custom-shape>
        <draw:custom-shape draw:style-name="gr17" draw:text-style-name="P6" xml:id="id11" draw:id="id11" draw:layer="layout" svg:width="5.08cm" svg:height="2.032cm" svg:x="8.493cm" svg:y="11.922cm">
          <text:p text:style-name="P1">Gateway</text:p>
          <text:p text:style-name="P1">Watcher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7.827cm" svg:y1="7.223cm" svg:x2="17.065cm" svg:y2="10.271cm" draw:start-shape="id6" draw:start-glue-point="2" draw:end-shape="id7" draw:end-glue-point="0" svg:d="M17827 7223c0 2284-762 761-762 3048" svg:viewBox="0 0 763 3049">
          <text:p/>
        </draw:connector>
        <draw:connector draw:style-name="gr18" draw:text-style-name="P10" draw:layer="layout" draw:type="curve" svg:x1="17.065cm" svg:y1="10.271cm" svg:x2="14.081cm" svg:y2="8.62cm" draw:start-shape="id7" draw:start-glue-point="0" draw:end-shape="id8" draw:end-glue-point="1" svg:d="M17065 10271c0-1101-994-1651-2984-1651" svg:viewBox="0 0 2985 1652">
          <text:p/>
        </draw:connector>
        <draw:custom-shape draw:style-name="gr11" draw:text-style-name="P12" draw:layer="layout" svg:width="3.048cm" svg:height="0.889cm" svg:x="16.367cm" svg:y="4.556cm">
          <text:p text:style-name="P11">Port 8850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7.065cm" svg:y1="10.271cm" svg:x2="13.128cm" svg:y2="4.81cm" draw:start-shape="id7" draw:start-glue-point="0" draw:end-shape="id9" draw:end-glue-point="2" svg:d="M17065 10271c0-4096-3937-1366-3937-5461" svg:viewBox="0 0 3938 5462">
          <text:p/>
        </draw:connector>
        <draw:connector draw:style-name="gr18" draw:text-style-name="P10" draw:layer="layout" draw:type="curve" svg:x1="11.16cm" svg:y1="7.604cm" svg:x2="7.032cm" svg:y2="4.81cm" draw:start-shape="id8" draw:start-glue-point="0" draw:end-shape="id10" draw:end-glue-point="2" svg:d="M11160 7604c0-2095-4128-699-4128-2794" svg:viewBox="0 0 4129 2795">
          <text:p/>
        </draw:connector>
        <draw:connector draw:style-name="gr18" draw:text-style-name="P10" draw:layer="layout" draw:type="curve" svg:x1="11.16cm" svg:y1="9.636cm" svg:x2="11.033cm" svg:y2="11.922cm" draw:start-shape="id8" draw:start-glue-point="2" draw:end-shape="id11" draw:end-glue-point="0" svg:d="M11160 9636c0 1714-127 572-127 2286" svg:viewBox="0 0 128 2287">
          <text:p/>
        </draw:connector>
        <draw:custom-shape draw:style-name="gr19" draw:text-style-name="P6" xml:id="id13" draw:id="id13" draw:layer="layout" svg:width="5.969cm" svg:height="2.032cm" svg:x="2.143cm" svg:y="11.922cm">
          <text:p text:style-name="P1">GWMessage</text:p>
          <text:p text:style-name="P1">Handler</text:p>
          <draw:enhanced-geometry svg:viewBox="0 0 21600 21600" draw:type="rectangle" draw:enhanced-path="M 0 0 L 21600 0 21600 21600 0 21600 0 0 Z N"/>
        </draw:custom-shape>
        <draw:custom-shape draw:style-name="gr20" draw:text-style-name="P14" xml:id="id7" draw:id="id7" draw:layer="layout" svg:width="5.969cm" svg:height="2.159cm" svg:x="14.081cm" svg:y="10.271cm">
          <text:p text:style-name="P1">GWRequest</text:p>
          <text:p text:style-name="P1">HandlerFactory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7.223cm" svg:y1="7.159cm" svg:x2="11.16cm" svg:y2="7.604cm" draw:start-shape="id12" draw:start-glue-point="1" draw:end-shape="id8" draw:end-glue-point="0" svg:d="M7223 7159c762 0 634-27 1428-104s2509-202 2509 549" svg:viewBox="0 0 3938 609">
          <text:p/>
        </draw:connector>
        <draw:connector draw:style-name="gr18" draw:text-style-name="P10" draw:layer="layout" draw:type="curve" svg:x1="5.127cm" svg:y1="11.922cm" svg:x2="4.429cm" svg:y2="8.239cm" draw:start-shape="id13" draw:start-glue-point="0" draw:end-shape="id12" draw:end-glue-point="2" svg:d="M5127 11922c0-2763-698-922-698-3683" svg:viewBox="0 0 699 3684">
          <text:p/>
        </draw:connector>
        <draw:connector draw:style-name="gr18" draw:text-style-name="P10" draw:layer="layout" draw:type="curve" svg:x1="11.16cm" svg:y1="9.636cm" svg:x2="5.127cm" svg:y2="11.922cm" draw:start-shape="id8" draw:start-glue-point="2" draw:end-shape="id13" draw:end-glue-point="0" svg:d="M11160 9636c0 1714-6033 572-6033 2286" svg:viewBox="0 0 6034 2287">
          <text:p/>
        </draw:connector>
        <draw:custom-shape draw:style-name="gr21" draw:text-style-name="P5" xml:id="id14" draw:id="id14" draw:layer="layout" svg:width="16.383cm" svg:height="1.397cm" svg:x="3.413cm" svg:y="15.859cm">
          <text:p text:style-name="P1">Services &amp; Misc</text:p>
          <draw:enhanced-geometry svg:viewBox="0 0 21600 21600" draw:type="rectangle" draw:enhanced-path="M 0 0 L 21600 0 21600 21600 0 21600 0 0 Z N"/>
        </draw:custom-shape>
        <draw:connector draw:style-name="gr22" draw:text-style-name="P10" draw:layer="layout" draw:type="curve" svg:x1="5.127cm" svg:y1="13.954cm" svg:x2="11.604cm" svg:y2="15.859cm" draw:start-shape="id13" draw:start-glue-point="2" draw:end-shape="id14" draw:end-glue-point="0" svg:d="M5127 13954c0 1428 6477 476 6477 1905" svg:viewBox="0 0 6478 1906">
          <text:p/>
        </draw:connector>
        <draw:connector draw:style-name="gr22" draw:text-style-name="P10" draw:layer="layout" draw:type="curve" svg:x1="11.033cm" svg:y1="13.954cm" svg:x2="11.604cm" svg:y2="15.859cm" draw:start-shape="id11" draw:start-glue-point="2" draw:end-shape="id14" draw:end-glue-point="0" svg:d="M11033 13954c0 1428 571 476 571 1905" svg:viewBox="0 0 572 1906">
          <text:p/>
        </draw:connector>
        <draw:connector draw:style-name="gr22" draw:text-style-name="P10" draw:layer="layout" draw:type="curve" svg:x1="17.065cm" svg:y1="12.43cm" svg:x2="11.604cm" svg:y2="15.859cm" draw:start-shape="id7" draw:start-glue-point="2" draw:end-shape="id14" draw:end-glue-point="0" svg:d="M17065 12430c0 2571-5461 857-5461 3429" svg:viewBox="0 0 5462 3430">
          <text:p/>
        </draw:connector>
      </draw:page>
      <draw:page draw:name="page3" draw:style-name="dp1" draw:master-page-name="Default">
        <draw:custom-shape draw:style-name="gr23" draw:text-style-name="P4" xml:id="id15" draw:id="id15" draw:layer="layout" svg:width="6.35cm" svg:height="1.778cm" svg:x="4.81cm" svg:y="3.159cm">
          <text:p text:style-name="P1">PocoRestServer</text:p>
          <draw:enhanced-geometry svg:viewBox="0 0 21600 21600" draw:type="rectangle" draw:enhanced-path="M 0 0 L 21600 0 21600 21600 0 21600 0 0 Z N"/>
        </draw:custom-shape>
        <draw:custom-shape draw:style-name="gr24" draw:text-style-name="P15" xml:id="id17" draw:id="id17" draw:layer="layout" svg:width="5.969cm" svg:height="1.778cm" svg:x="1.762cm" svg:y="6.461cm">
          <text:p text:style-name="P1">HTTPFilterChain</text:p>
          <draw:enhanced-geometry svg:viewBox="0 0 21600 21600" draw:type="rectangle" draw:enhanced-path="M 0 0 L 21600 0 21600 21600 0 21600 0 0 Z N"/>
        </draw:custom-shape>
        <draw:custom-shape draw:style-name="gr25" draw:text-style-name="P2" xml:id="id18" draw:id="id18" draw:layer="layout" svg:width="4.953cm" svg:height="1.778cm" svg:x="8.112cm" svg:y="6.461cm">
          <text:p text:style-name="P1">RestRouter</text:p>
          <draw:enhanced-geometry svg:viewBox="0 0 21600 21600" draw:type="rectangle" draw:enhanced-path="M 0 0 L 21600 0 21600 21600 0 21600 0 0 Z N"/>
        </draw:custom-shape>
        <draw:custom-shape draw:style-name="gr26" draw:text-style-name="P13" xml:id="id16" draw:id="id16" draw:layer="layout" svg:width="5.896cm" svg:height="1.651cm" svg:x="12.249cm" svg:y="1.381cm">
          <text:p text:style-name="P1">SessionVerifier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048cm" svg:height="0.889cm" svg:x="6.461cm" svg:y="2.397cm">
          <text:p text:style-name="P11">Port 8010</text:p>
          <draw:enhanced-geometry svg:viewBox="0 0 21600 21600" draw:type="rectangle" draw:enhanced-path="M 0 0 L 21600 0 21600 21600 0 21600 0 0 Z N"/>
        </draw:custom-shape>
        <draw:custom-shape draw:style-name="gr27" draw:text-style-name="P6" xml:id="id19" draw:id="id19" draw:layer="layout" svg:width="6.477cm" svg:height="1.651cm" svg:x="5.953cm" svg:y="9.382cm">
          <text:p text:style-name="P1">handler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5" draw:layer="layout" svg:width="16.383cm" svg:height="1.397cm" svg:x="2.778cm" svg:y="11.414cm">
          <text:p text:style-name="P1">Services &amp; Misc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1.16cm" svg:y1="4.048cm" svg:x2="15.197cm" svg:y2="3.032cm" draw:start-shape="id15" draw:start-glue-point="1" draw:end-shape="id16" draw:end-glue-point="2" svg:d="M11160 4048c2692 0 4037-338 4037-1016" svg:viewBox="0 0 4038 1017">
          <text:p/>
        </draw:connector>
        <draw:connector draw:style-name="gr18" draw:text-style-name="P10" draw:layer="layout" draw:type="curve" svg:x1="7.985cm" svg:y1="4.937cm" svg:x2="4.746cm" svg:y2="6.461cm" draw:start-shape="id15" draw:start-glue-point="2" draw:end-shape="id17" draw:end-glue-point="0" svg:d="M7985 4937c0 1143-3239 381-3239 1524" svg:viewBox="0 0 3240 1525">
          <text:p/>
        </draw:connector>
        <draw:connector draw:style-name="gr18" draw:text-style-name="P10" draw:layer="layout" draw:type="curve" svg:x1="7.985cm" svg:y1="4.937cm" svg:x2="10.588cm" svg:y2="6.461cm" draw:start-shape="id15" draw:start-glue-point="2" draw:end-shape="id18" draw:end-glue-point="0" svg:d="M7985 4937c0 1143 2603 381 2603 1524" svg:viewBox="0 0 2604 1525">
          <text:p/>
        </draw:connector>
        <draw:connector draw:style-name="gr18" draw:text-style-name="P10" draw:layer="layout" draw:type="curve" svg:x1="10.588cm" svg:y1="8.239cm" svg:x2="9.192cm" svg:y2="9.382cm" draw:start-shape="id18" draw:start-glue-point="2" draw:end-shape="id19" draw:end-glue-point="4" svg:d="M10588 8239c0 856-1396 285-1396 1143" svg:viewBox="0 0 1397 1144">
          <text:p/>
        </draw:connector>
        <draw:custom-shape draw:style-name="gr28" draw:text-style-name="P16" xml:id="id20" draw:id="id20" draw:layer="layout" svg:width="4.826cm" svg:height="1.905cm" svg:x="15.478cm" svg:y="4.683cm">
          <text:p text:style-name="P1">Translator</text:p>
          <text:p text:style-name="P1">Factory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1.16cm" svg:y1="4.048cm" svg:x2="15.478cm" svg:y2="5.635cm" draw:start-shape="id15" draw:start-glue-point="1" draw:end-shape="id20" draw:end-glue-point="3" svg:d="M11160 4048c3238 0 1080 1587 4318 1587" svg:viewBox="0 0 4319 1588">
          <text:p/>
        </draw:connector>
        <draw:custom-shape draw:style-name="gr29" draw:text-style-name="P17" xml:id="id21" draw:id="id21" draw:layer="layout" svg:width="4.826cm" svg:height="1.905cm" svg:x="15.478cm" svg:y="6.969cm">
          <text:p text:style-name="P1">Locale</text:p>
          <text:p text:style-name="P1">Manager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11.16cm" svg:y1="4.048cm" svg:x2="15.478cm" svg:y2="7.921cm" draw:start-shape="id15" draw:start-glue-point="1" draw:end-shape="id21" draw:end-glue-point="3" svg:d="M11160 4048c3238 0 1080 3873 4318 3873" svg:viewBox="0 0 4319 3874">
          <text:p/>
        </draw:connector>
      </draw:page>
      <draw:page draw:name="page4" draw:style-name="dp1" draw:master-page-name="Default">
        <draw:custom-shape draw:style-name="gr30" draw:text-style-name="P18" xml:id="id28" draw:id="id28" draw:layer="layout" svg:width="6.731cm" svg:height="1.421cm" svg:x="3.667cm" svg:y="2.119cm">
          <text:p text:style-name="P1">AuthService</text:p>
          <draw:enhanced-geometry svg:viewBox="0 0 21600 21600" draw:type="rectangle" draw:enhanced-path="M 0 0 L 21600 0 21600 21600 0 21600 0 0 Z N"/>
        </draw:custom-shape>
        <draw:custom-shape draw:style-name="gr27" draw:text-style-name="P6" xml:id="id25" draw:id="id25" draw:layer="layout" svg:width="6.477cm" svg:height="1.651cm" svg:x="6.334cm" svg:y="4.556cm">
          <text:p text:style-name="P1">auth provider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1" draw:text-style-name="P13" xml:id="id22" draw:id="id22" draw:layer="layout" svg:width="5.461cm" svg:height="2.159cm" svg:x="2.016cm" svg:y="8.009cm">
          <text:p text:style-name="P1">OAuth2</text:p>
          <text:p text:style-name="P1">AuthProvider</text:p>
          <draw:enhanced-geometry svg:viewBox="0 0 21600 21600" draw:type="rectangle" draw:enhanced-path="M 0 0 L 21600 0 21600 21600 0 21600 0 0 Z N"/>
        </draw:custom-shape>
        <draw:custom-shape draw:style-name="gr32" draw:text-style-name="P13" xml:id="id26" draw:id="id26" draw:layer="layout" svg:width="4.953cm" svg:height="2.159cm" svg:x="7.731cm" svg:y="8.009cm">
          <text:p text:style-name="P1">ApiKey</text:p>
          <text:p text:style-name="P1">AuthProvider</text:p>
          <draw:enhanced-geometry svg:viewBox="0 0 21600 21600" draw:type="rectangle" draw:enhanced-path="M 0 0 L 21600 0 21600 21600 0 21600 0 0 Z N"/>
        </draw:custom-shape>
        <draw:custom-shape draw:style-name="gr33" draw:text-style-name="P19" xml:id="id27" draw:id="id27" draw:layer="layout" svg:width="5.207cm" svg:height="2.159cm" svg:x="12.938cm" svg:y="8.009cm">
          <text:p text:style-name="P1">Permit</text:p>
          <text:p text:style-name="P1">AuthProvider</text:p>
          <draw:enhanced-geometry svg:viewBox="0 0 21600 21600" draw:type="rectangle" draw:enhanced-path="M 0 0 L 21600 0 21600 21600 0 21600 0 0 Z N"/>
        </draw:custom-shape>
        <draw:custom-shape draw:style-name="gr34" draw:text-style-name="P5" xml:id="id23" draw:id="id23" draw:layer="layout" svg:width="4.953cm" svg:height="1.905cm" svg:x="2.27cm" svg:y="11.668cm">
          <text:p text:style-name="P1">OAuth2Code</text:p>
          <text:p text:style-name="P1">Exchanger</text:p>
          <draw:enhanced-geometry svg:viewBox="0 0 21600 21600" draw:type="rectangle" draw:enhanced-path="M 0 0 L 21600 0 21600 21600 0 21600 0 0 Z N"/>
        </draw:custom-shape>
        <draw:custom-shape draw:style-name="gr34" draw:text-style-name="P5" xml:id="id24" draw:id="id24" draw:layer="layout" svg:width="4.953cm" svg:height="1.905cm" svg:x="7.477cm" svg:y="11.668cm">
          <text:p text:style-name="P1">OAuth2User</text:p>
          <text:p text:style-name="P1">Fetcher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4.746cm" svg:y1="10.168cm" svg:x2="4.746cm" svg:y2="11.668cm" draw:start-shape="id22" draw:start-glue-point="2" draw:end-shape="id23" draw:end-glue-point="0" svg:d="M4746 10168v1500" svg:viewBox="0 0 1 1501">
          <text:p/>
        </draw:connector>
        <draw:connector draw:style-name="gr18" draw:text-style-name="P10" draw:layer="layout" draw:type="curve" svg:x1="4.746cm" svg:y1="10.168cm" svg:x2="9.953cm" svg:y2="11.668cm" draw:start-shape="id22" draw:start-glue-point="2" draw:end-shape="id24" draw:end-glue-point="0" svg:d="M4746 10168c0 1123 5207 374 5207 1500" svg:viewBox="0 0 5208 1501">
          <text:p/>
        </draw:connector>
        <draw:connector draw:style-name="gr18" draw:text-style-name="P10" draw:layer="layout" draw:type="curve" svg:x1="9.573cm" svg:y1="6.207cm" svg:x2="4.746cm" svg:y2="8.009cm" draw:start-shape="id25" draw:start-glue-point="6" draw:end-shape="id22" draw:end-glue-point="0" svg:d="M9573 6207c0 1351-4827 451-4827 1802" svg:viewBox="0 0 4828 1803">
          <text:p/>
        </draw:connector>
        <draw:connector draw:style-name="gr18" draw:text-style-name="P10" draw:layer="layout" draw:type="curve" svg:x1="9.573cm" svg:y1="6.207cm" svg:x2="10.207cm" svg:y2="8.009cm" draw:start-shape="id25" draw:start-glue-point="6" draw:end-shape="id26" draw:end-glue-point="0" svg:d="M9573 6207c0 1351 634 451 634 1802" svg:viewBox="0 0 635 1803">
          <text:p/>
        </draw:connector>
        <draw:connector draw:style-name="gr18" draw:text-style-name="P10" draw:layer="layout" draw:type="curve" svg:x1="9.573cm" svg:y1="6.207cm" svg:x2="15.541cm" svg:y2="8.009cm" draw:start-shape="id25" draw:start-glue-point="6" draw:end-shape="id27" draw:end-glue-point="0" svg:d="M9573 6207c0 1351 5968 451 5968 1802" svg:viewBox="0 0 5969 1803">
          <text:p/>
        </draw:connector>
        <draw:connector draw:style-name="gr18" draw:text-style-name="P10" draw:layer="layout" draw:type="curve" svg:x1="7.032cm" svg:y1="3.54cm" svg:x2="9.573cm" svg:y2="4.556cm" draw:start-shape="id28" draw:start-glue-point="2" draw:end-shape="id25" draw:end-glue-point="4" svg:d="M7032 3540c0 760 2541 253 2541 1016" svg:viewBox="0 0 2542 1017">
          <text:p/>
        </draw:connector>
        <draw:custom-shape draw:style-name="gr35" draw:text-style-name="P6" draw:layer="layout" svg:width="11.049cm" svg:height="1.651cm" svg:x="1.762cm" svg:y="13.827cm">
          <text:p text:style-name="P1">Facebook, Google, OpenID, ...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6" draw:text-style-name="P6" xml:id="id29" draw:id="id29" draw:layer="layout" svg:width="6.35cm" svg:height="2.159cm" svg:x="12.43cm" svg:y="1.762cm">
          <text:p text:style-name="P1">Identity &amp; User</text:p>
          <text:p text:style-name="P1">Manageme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8" draw:text-style-name="P10" draw:layer="layout" draw:type="curve" svg:x1="10.398cm" svg:y1="2.829cm" svg:x2="12.43cm" svg:y2="2.842cm" draw:start-shape="id28" draw:start-glue-point="1" draw:end-shape="id29" draw:end-glue-point="5" svg:d="M10398 2829c1524 0 508 13 2032 13" svg:viewBox="0 0 2033 14">
          <text:p/>
        </draw:connector>
      </draw:page>
      <draw:page draw:name="page5" draw:style-name="dp1" draw:master-page-name="Default">
        <draw:custom-shape draw:style-name="gr37" draw:text-style-name="P5" xml:id="id30" draw:id="id30" draw:layer="layout" svg:width="5.969cm" svg:height="2.286cm" svg:x="3.286cm" svg:y="2.27cm">
          <text:p text:style-name="P1">Async</text:p>
          <text:p text:style-name="P1">GatewayRPC</text:p>
          <draw:enhanced-geometry svg:viewBox="0 0 21600 21600" draw:type="rectangle" draw:enhanced-path="M 0 0 L 21600 0 21600 21600 0 21600 0 0 Z N"/>
        </draw:custom-shape>
        <draw:custom-shape draw:style-name="gr38" draw:text-style-name="P18" xml:id="id32" draw:id="id32" draw:layer="layout" svg:width="5.969cm" svg:height="2.286cm" svg:x="3.159cm" svg:y="8.366cm">
          <text:p text:style-name="P1">Gateway</text:p>
          <text:p text:style-name="P1">Communicator</text:p>
          <draw:enhanced-geometry svg:viewBox="0 0 21600 21600" draw:type="rectangle" draw:enhanced-path="M 0 0 L 21600 0 21600 21600 0 21600 0 0 Z N"/>
        </draw:custom-shape>
        <draw:custom-shape draw:style-name="gr39" draw:text-style-name="P15" xml:id="id31" draw:id="id31" draw:layer="layout" svg:width="5.969cm" svg:height="2.286cm" svg:x="12.303cm" svg:y="2.143cm">
          <text:p text:style-name="P1">GWResponse</text:p>
          <text:p text:style-name="P1">ExpectedQueue</text:p>
          <draw:enhanced-geometry svg:viewBox="0 0 21600 21600" draw:type="rectangle" draw:enhanced-path="M 0 0 L 21600 0 21600 21600 0 21600 0 0 Z N"/>
        </draw:custom-shape>
        <draw:custom-shape draw:style-name="gr40" draw:text-style-name="P6" xml:id="id33" draw:id="id33" draw:layer="layout" svg:width="5.969cm" svg:height="2.286cm" svg:x="12.557cm" svg:y="8.366cm">
          <text:p text:style-name="P1">GWMessage</text:p>
          <text:p text:style-name="P1">Handler</text:p>
          <draw:enhanced-geometry svg:viewBox="0 0 21600 21600" draw:type="rectangle" draw:enhanced-path="M 0 0 L 21600 0 21600 21600 0 21600 0 0 Z N"/>
        </draw:custom-shape>
        <draw:connector draw:style-name="gr18" draw:text-style-name="P10" draw:layer="layout" draw:type="curve" svg:x1="9.255cm" svg:y1="3.413cm" svg:x2="12.303cm" svg:y2="3.286cm" draw:start-shape="id30" draw:start-glue-point="1" draw:end-shape="id31" svg:d="M9255 3413c2284 0 761-127 3048-127" svg:viewBox="0 0 3049 128">
          <text:p/>
        </draw:connector>
        <draw:connector draw:style-name="gr18" draw:text-style-name="P10" draw:layer="layout" draw:type="curve" svg:x1="15.287cm" svg:y1="2.143cm" svg:x2="6.27cm" svg:y2="2.27cm" draw:start-shape="id31" draw:start-glue-point="0" draw:end-shape="id30" draw:end-glue-point="0" svg:d="M15287 2143c0-751-9017-815-9017 127" svg:viewBox="0 0 9018 700">
          <text:p/>
        </draw:connector>
        <draw:connector draw:style-name="gr18" draw:text-style-name="P10" draw:layer="layout" draw:type="curve" svg:x1="3.286cm" svg:y1="3.413cm" svg:x2="3.159cm" svg:y2="9.509cm" draw:start-shape="id30" draw:start-glue-point="3" draw:end-shape="id32" svg:d="M3286 3413c-943 0-880 6096-127 6096" svg:viewBox="0 0 701 6097">
          <text:p/>
        </draw:connector>
        <draw:connector draw:style-name="gr18" draw:text-style-name="P10" draw:layer="layout" draw:type="curve" svg:x1="15.541cm" svg:y1="8.366cm" svg:x2="6.27cm" svg:y2="4.556cm" draw:start-shape="id33" draw:start-glue-point="0" draw:end-shape="id30" draw:end-glue-point="2" svg:d="M15541 8366c0-2857-9271-953-9271-3810" svg:viewBox="0 0 9272 3811">
          <text:p/>
        </draw:connector>
        <draw:connector draw:style-name="gr18" draw:text-style-name="P10" draw:layer="layout" draw:type="curve" svg:x1="18.526cm" svg:y1="9.509cm" svg:x2="18.272cm" svg:y2="3.286cm" draw:start-shape="id33" draw:start-glue-point="1" draw:end-shape="id31" draw:end-glue-point="1" svg:d="M18526 9509c750 0 877-6223-254-6223" svg:viewBox="0 0 834 6224">
          <text:p/>
        </draw:connector>
        <draw:connector draw:style-name="gr18" draw:text-style-name="P10" draw:layer="layout" draw:type="curve" svg:x1="12.557cm" svg:y1="9.509cm" svg:x2="9.128cm" svg:y2="9.509cm" draw:start-shape="id33" draw:start-glue-point="3" draw:end-shape="id32" svg:d="M12557 9509h-3429" svg:viewBox="0 0 3430 1">
          <text:p/>
        </draw:connector>
        <draw:connector draw:style-name="gr18" draw:text-style-name="P10" draw:layer="layout" draw:type="curve" svg:x1="15.287cm" svg:y1="4.429cm" svg:x2="6.143cm" svg:y2="8.366cm" draw:start-shape="id31" draw:start-glue-point="2" draw:end-shape="id32" draw:end-glue-point="0" svg:d="M15287 4429c0 2953-9144 985-9144 3937" svg:viewBox="0 0 9145 39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5:04:27.048348171</meta:creation-date>
    <dc:date>2018-12-07T16:10:53.848056989</dc:date>
    <meta:editing-duration>PT23M44S</meta:editing-duration>
    <meta:editing-cycles>4</meta:editing-cycles>
    <meta:generator>LibreOffice/6.1.3.2$Linux_X86_64 LibreOffice_project/10$Build-2</meta:generator>
    <meta:document-statistic meta:object-count="78"/>
  </office:meta>
</office:document-meta>
</file>